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7fb6b" officeooo:paragraph-rsid="0007fb6b"/>
    </style:style>
    <style:style style:name="P2" style:family="paragraph" style:parent-style-name="Standard">
      <style:paragraph-properties fo:text-align="justify" style:justify-single-word="false"/>
      <style:text-properties officeooo:rsid="0007fb6b" officeooo:paragraph-rsid="0009e3f3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9e3f3" officeooo:paragraph-rsid="0009e3f3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bd5ca" officeooo:paragraph-rsid="000bd5ca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0bd5ca" officeooo:paragraph-rsid="000bd5ca"/>
    </style:style>
    <style:style style:name="P6" style:family="paragraph" style:parent-style-name="Standard" style:list-style-name="L3">
      <style:paragraph-properties fo:text-align="justify" style:justify-single-word="false"/>
      <style:text-properties officeooo:rsid="000bd5ca" officeooo:paragraph-rsid="000bd5ca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0d4071" officeooo:paragraph-rsid="000d4071"/>
    </style:style>
    <style:style style:name="T1" style:family="text">
      <style:text-properties officeooo:rsid="0009e3f3"/>
    </style:style>
    <style:style style:name="T2" style:family="text">
      <style:text-properties officeooo:rsid="000bd5ca"/>
    </style:style>
    <style:style style:name="T3" style:family="text">
      <style:text-properties officeooo:rsid="000d407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ção: <text:span text:style-name="T1">Cadastrar carona</text:span></text:p>
      <text:p text:style-name="P1">Atores: <text:span text:style-name="T1">Usuário</text:span></text:p>
      <text:p text:style-name="P1">Pré-Condições: <text:span text:style-name="T1">Está cadastrado no sistema.</text:span></text:p>
      <text:p text:style-name="P1">Fluxos:</text:p>
      <text:p text:style-name="P2">Principal: </text:p>
      <text:list xml:id="list5715784874693710150" text:style-name="L1">
        <text:list-item>
          <text:p text:style-name="P3">O usuário clicla na aba adicionar carona.</text:p>
        </text:list-item>
        <text:list-item>
          <text:p text:style-name="P3">O usuário preenche <text:span text:style-name="T2">os campos.</text:span></text:p>
        </text:list-item>
        <text:list-item>
          <text:p text:style-name="P4">O usuário cadastra a carona, caso de uso se encerra.</text:p>
        </text:list-item>
      </text:list>
      <text:p text:style-name="P1">Fluxos Alternativos (Opcional): </text:p>
      <text:list xml:id="list2590567869575722729" text:style-name="L2">
        <text:list-item>
          <text:p text:style-name="P5">Caso a placa do carro esteja em um outra carona o sistema vai informar.</text:p>
        </text:list-item>
        <text:list-item>
          <text:p text:style-name="P7">O usuário não pode deixar os campos referentes a rota, placa do carro, destino final em branco.</text:p>
        </text:list-item>
      </text:list>
      <text:p text:style-name="P1">Fluxos de Exceção (Opcional): </text:p>
      <text:list xml:id="list3955981725613701368" text:style-name="L3">
        <text:list-item>
          <text:p text:style-name="P6">Caso o usuário ainda tenha uma carona em aberto o sistema vai informar e o caso de uso se encerra.</text:p>
        </text:list-item>
      </text:list>
      <text:p text:style-name="P1">Pós-Condições: <text:span text:style-name="T2">A carona é cadastr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1:42:39.927036000</meta:creation-date>
    <dc:date>2018-10-27T21:34:33.862019006</dc:date>
    <meta:editing-duration>PT10M4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03" meta:character-count="599" meta:non-whitespace-character-count="513"/>
  </office:meta>
</office:document-meta>
</file>